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50pt" fo:font-weight="normal" fo:font-family="'Liberation Serif'" style:font-family-asian="'Liberation Serif'" style:font-family-complex="'Liberation Serif'" fo:background-color="transparent" fo:color="#004dbb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</office:automatic-styles>
  <office:body>
    <office:text>
      <text:p text:style-name="P1"><text:span text:style-name="T1">1. Indicar el nombre de habitants per bloc a la zona de Plaza Nueva_Elvira.</text:span></text:p>
      <text:p text:style-name="P1"><text:span text:style-name="T2"/></text:p>
      <text:p text:style-name="P2"><text:span text:style-name="T3">select nombre from bloccases </text:span></text:p>
      <text:p text:style-name="P2"><text:span text:style-name="T3">where carrer in (</text:span></text:p>
      <text:p text:style-name="P2"><text:span text:style-name="T3">select carrer from vivenda </text:span></text:p>
      <text:p text:style-name="P2"><text:span text:style-name="T3">where nom_zona = (</text:span></text:p>
      <text:p text:style-name="P2"><text:span text:style-name="T3">select * from zonaurbana</text:span></text:p>
      <text:p text:style-name="P2"><text:span text:style-name="T3">where lower(nom_zona)='plaza nueva_elvira'))</text:span></text:p>
      <text:p text:style-name="P2"><text:span text:style-name="T3">order by 1;</text:span></text:p>
      <text:p text:style-name="P2"><text:span text:style-name="T4"/></text:p>
      <text:p text:style-name="P3"><text:span text:style-name="T5">2. Nom, Cognom, DNI, Carrer i nombre dels habitants que viuen a un pis dins la zona de Pº Congresos _Parque Ciencias al nombres parells i que els seus pisos tenen més de 65m2.</text:span></text:p>
      <text:p text:style-name="P3"><text:span text:style-name="T6"/></text:p>
      <text:p text:style-name="P3"><text:span text:style-name="T6"/></text:p>
      <text:p text:style-name="P3"><text:span text:style-name="T7">3. Indicar per zones quines són les cases més grans i les cases més petites. Has de mostrar tres columnes: zona, +m2 i -m2.</text:span></text:p>
      <text:p text:style-name="P3"><text:span text:style-name="T8"/></text:p>
      <text:p text:style-name="P3"><text:span text:style-name="T8"/></text:p>
      <text:p text:style-name="P3"><text:span text:style-name="T9">4. Noms i Cognoms d'aquells habitants que viuen a cases que tenen més m2 ubicades a la zona de Camino de Ronda, que el pis més gran que hi ha a la zona de Bobadilla.</text:span></text:p>
      <text:p text:style-name="P3"><text:span text:style-name="T10"/></text:p>
      <text:p text:style-name="P3"><text:span text:style-name="T10"/></text:p>
      <text:p text:style-name="P3"><text:span text:style-name="T11">5. Pisos ubicats a l'escala B, planta 2 i porta 3 agrupats per les zones que comencen per A.</text:span></text:p>
      <text:p text:style-name="P3"><text:span text:style-name="T12"/></text:p>
      <text:p text:style-name="P3"><text:span text:style-name="T13">select zu.nom_zona, p.dni_p, p.carrer, p.escala, p.planta, p.porta from zonaurbana zu, pis p</text:span></text:p>
      <text:p text:style-name="P3"><text:span text:style-name="T13">where p.escala='B' and p.planta='2' and p.porta='3' and zu.nom_zona like 'A%'</text:span></text:p>
      <text:p text:style-name="P3"><text:span text:style-name="T13">order by 1;</text:span></text:p>
      <text:p text:style-name="P3"><text:span text:style-name="T14"/></text:p>
      <text:p text:style-name="P3"><text:span text:style-name="T14"/></text:p>
      <text:p text:style-name="P3"><text:span text:style-name="T15">6. Nom i Cognom de les persones que tenen les propietats més gran per zona. Ordena el resultats de menor a major (m2).</text:span></text:p>
      <text:p text:style-name="P3"><text:span text:style-name="T16"/></text:p>
      <text:p text:style-name="P3"><text:span text:style-name="T16"/></text:p>
      <text:p text:style-name="P3"><text:span text:style-name="T17">7. Indicar quantes persones habiten en cadascuna de les cases que hi ha ubicades a la zona de Realejo, d'aquelles cases que siguin inferior a 200m2.</text:span></text:p>
      <text:p text:style-name="P3"><text:span text:style-name="T18"/></text:p>
      <text:p text:style-name="P3"><text:span text:style-name="T18"/></text:p>
      <text:p text:style-name="P3"><text:span text:style-name="T19">8. Quantitat de pisos que s'ubiquen a l'última planta agrupats per zona.</text:span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1">9. Indicar la mitja en m2 de les cases particulars per zona.</text:span></text:p>
      <text:p text:style-name="P3"><text:span text:style-name="T22"/></text:p>
      <text:p text:style-name="P4"><text:span text:style-name="T23">select zu.nom_zona, v.metres from vivenda v, zonaurbana zu</text:span></text:p>
      <text:p text:style-name="P4"><text:span text:style-name="T23">where zu.nom_zona=v.nom_zona and v.metres=(</text:span></text:p>
      <text:p text:style-name="P4"><text:span text:style-name="T23">select avg(metres) from vivenda);</text:span></text:p>
      <text:p text:style-name="P4"><text:span text:style-name="T24"/></text:p>
      <text:p text:style-name="P5"><text:span text:style-name="T25">10. Indicar nom, cognoms, DNI i la quantitat de persones que tenen al seu càrrec aquelles persones que són caps de família.</text:span></text:p>
      <text:p text:style-name="P6"><text:span text:style-name="T25">La quantitat de persones fa referència a la gent que hi viu al pis.</text:span></text:p>
      <text:p text:style-name="P7"><text:span text:style-name="T26"/></text:p>
      <text:p text:style-name="P7"><text:span text:style-name="T26"/></text:p>
      <text:p text:style-name="P7"><text:span text:style-name="T26"/></text:p>
      <text:p text:style-name="P7"><text:span text:style-name="T27">11. Adreça (carrer, num i zona) del pis més petit ubicat a l'escala B, planta 2 i porta 2.</text:span></text:p>
      <text:p text:style-name="P7"><text:span text:style-name="T28"/></text:p>
      <text:p text:style-name="P8"><text:span text:style-name="T29">select escala, planta, porta, metres_p from pis</text:span></text:p>
      <text:p text:style-name="P8"><text:span text:style-name="T29">where escala='B'and planta='2' and porta='2' and metres_p =</text:span></text:p>
      <text:p text:style-name="P8"><text:span text:style-name="T29">(select min(metres_p) from pis);</text:span></text:p>
      <text:p text:style-name="P8"><text:span text:style-name="T30"/></text:p>
      <text:p text:style-name="P9"><text:span text:style-name="T31">12. Obtenir totes les zones de la ciutat a les que només existeixen cases particular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